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De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E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Of( String enC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uditStatusType( int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ditStatusType( int code , String desc , String en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